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607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3.101cm"/>
    </style:style>
    <style:style style:name="Table1.E" style:family="table-column">
      <style:table-column-properties style:column-width="3.099cm"/>
    </style:style>
    <style:style style:name="Table1.F" style:family="table-column">
      <style:table-column-properties style:column-width="2.815cm"/>
    </style:style>
    <style:style style:name="Table1.G" style:family="table-column">
      <style:table-column-properties style:column-width="2.40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1.607cm"/>
    </style:style>
    <style:style style:name="Tableau1.B" style:family="table-column">
      <style:table-column-properties style:column-width="1.984cm"/>
    </style:style>
    <style:style style:name="Tableau1.C" style:family="table-column">
      <style:table-column-properties style:column-width="2.117cm"/>
    </style:style>
    <style:style style:name="Tableau1.D" style:family="table-column">
      <style:table-column-properties style:column-width="2.399cm"/>
    </style:style>
    <style:style style:name="Tableau1.E" style:family="table-column">
      <style:table-column-properties style:column-width="3.687cm"/>
    </style:style>
    <style:style style:name="Tableau1.F" style:family="table-column">
      <style:table-column-properties style:column-width="2.002cm"/>
    </style:style>
    <style:style style:name="Tableau1.G" style:family="table-column">
      <style:table-column-properties style:column-width="3.214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1.607cm"/>
    </style:style>
    <style:style style:name="Tableau2.B" style:family="table-column">
      <style:table-column-properties style:column-width="1.984cm"/>
    </style:style>
    <style:style style:name="Tableau2.C" style:family="table-column">
      <style:table-column-properties style:column-width="1.7cm"/>
    </style:style>
    <style:style style:name="Tableau2.D" style:family="table-column">
      <style:table-column-properties style:column-width="2.815cm"/>
    </style:style>
    <style:style style:name="Tableau2.E" style:family="table-column">
      <style:table-column-properties style:column-width="3.687cm"/>
    </style:style>
    <style:style style:name="Tableau2.F" style:family="table-column">
      <style:table-column-properties style:column-width="2.002cm"/>
    </style:style>
    <style:style style:name="Tableau2.G" style:family="table-column">
      <style:table-column-properties style:column-width="3.214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1.607cm"/>
    </style:style>
    <style:style style:name="Tableau3.B" style:family="table-column">
      <style:table-column-properties style:column-width="1.984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399cm"/>
    </style:style>
    <style:style style:name="Tableau3.E" style:family="table-column">
      <style:table-column-properties style:column-width="3.687cm"/>
    </style:style>
    <style:style style:name="Tableau3.F" style:family="table-column">
      <style:table-column-properties style:column-width="2.002cm"/>
    </style:style>
    <style:style style:name="Tableau3.G" style:family="table-column">
      <style:table-column-properties style:column-width="3.214cm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1.607cm"/>
    </style:style>
    <style:style style:name="Tableau4.B" style:family="table-column">
      <style:table-column-properties style:column-width="1.984cm"/>
    </style:style>
    <style:style style:name="Tableau4.C" style:family="table-column">
      <style:table-column-properties style:column-width="2.117cm"/>
    </style:style>
    <style:style style:name="Tableau4.D" style:family="table-column">
      <style:table-column-properties style:column-width="2.399cm"/>
    </style:style>
    <style:style style:name="Tableau4.E" style:family="table-column">
      <style:table-column-properties style:column-width="3.687cm"/>
    </style:style>
    <style:style style:name="Tableau4.F" style:family="table-column">
      <style:table-column-properties style:column-width="2.002cm"/>
    </style:style>
    <style:style style:name="Tableau4.G" style:family="table-column">
      <style:table-column-properties style:column-width="3.214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background-color="#cccccc" fo:padding="0.097cm" fo:border="0.05pt solid #000000">
        <style:background-image/>
      </style:table-cell-properties>
    </style:style>
    <style:style style:name="Tableau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0pt" officeooo:rsid="002c5ae3" officeooo:paragraph-rsid="003acd8f" style:font-size-asian="10pt" style:font-size-complex="10pt"/>
    </style:style>
    <style:style style:name="P2" style:family="paragraph" style:parent-style-name="Standard">
      <style:text-properties officeooo:rsid="001ec1e2" officeooo:paragraph-rsid="001ec1e2"/>
    </style:style>
    <style:style style:name="P3" style:family="paragraph" style:parent-style-name="Standard">
      <style:text-properties officeooo:rsid="001ec1e2" officeooo:paragraph-rsid="00833e98"/>
    </style:style>
    <style:style style:name="P4" style:family="paragraph" style:parent-style-name="Standard">
      <style:text-properties officeooo:rsid="001fe0a2" officeooo:paragraph-rsid="001fe0a2"/>
    </style:style>
    <style:style style:name="P5" style:family="paragraph" style:parent-style-name="Standard">
      <style:text-properties officeooo:rsid="001fe0a2" officeooo:paragraph-rsid="00833e98"/>
    </style:style>
    <style:style style:name="P6" style:family="paragraph" style:parent-style-name="Standard">
      <style:text-properties officeooo:rsid="00218ed3" officeooo:paragraph-rsid="00218ed3"/>
    </style:style>
    <style:style style:name="P7" style:family="paragraph" style:parent-style-name="Standard">
      <style:text-properties officeooo:rsid="00218ed3" officeooo:paragraph-rsid="002199fe"/>
    </style:style>
    <style:style style:name="P8" style:family="paragraph" style:parent-style-name="Standard">
      <style:text-properties officeooo:rsid="00218ed3" officeooo:paragraph-rsid="0047cb91"/>
    </style:style>
    <style:style style:name="P9" style:family="paragraph" style:parent-style-name="Standard">
      <style:text-properties officeooo:rsid="00218ed3" officeooo:paragraph-rsid="00833e98"/>
    </style:style>
    <style:style style:name="P10" style:family="paragraph" style:parent-style-name="Standard">
      <style:text-properties officeooo:rsid="00218ed3" officeooo:paragraph-rsid="0094fc08"/>
    </style:style>
    <style:style style:name="P11" style:family="paragraph" style:parent-style-name="Standard">
      <style:text-properties officeooo:rsid="0022ca23" officeooo:paragraph-rsid="0022ca23"/>
    </style:style>
    <style:style style:name="P12" style:family="paragraph" style:parent-style-name="Standard">
      <style:text-properties officeooo:rsid="0022ca23" officeooo:paragraph-rsid="00246b32"/>
    </style:style>
    <style:style style:name="P13" style:family="paragraph" style:parent-style-name="Standard">
      <style:paragraph-properties fo:text-align="center" style:justify-single-word="false"/>
      <style:text-properties officeooo:rsid="0022ca23" officeooo:paragraph-rsid="00246b32"/>
    </style:style>
    <style:style style:name="P14" style:family="paragraph" style:parent-style-name="Standard">
      <style:text-properties officeooo:rsid="0022ca23" officeooo:paragraph-rsid="00338c40"/>
    </style:style>
    <style:style style:name="P15" style:family="paragraph" style:parent-style-name="Standard">
      <style:text-properties officeooo:rsid="00246b32" officeooo:paragraph-rsid="00246b32"/>
    </style:style>
    <style:style style:name="P16" style:family="paragraph" style:parent-style-name="Standard">
      <style:text-properties officeooo:rsid="0027a200" officeooo:paragraph-rsid="0027a200"/>
    </style:style>
    <style:style style:name="P17" style:family="paragraph" style:parent-style-name="Standard">
      <style:text-properties officeooo:rsid="00338c40" officeooo:paragraph-rsid="0044f476"/>
    </style:style>
    <style:style style:name="P18" style:family="paragraph" style:parent-style-name="Standard">
      <style:text-properties officeooo:rsid="00218ed3" officeooo:paragraph-rsid="002199fe" fo:background-color="transparent"/>
    </style:style>
    <style:style style:name="P19" style:family="paragraph" style:parent-style-name="Standard">
      <style:text-properties officeooo:rsid="0022ca23" officeooo:paragraph-rsid="00338c40" fo:background-color="transparent"/>
    </style:style>
    <style:style style:name="P20" style:family="paragraph" style:parent-style-name="Standard">
      <style:text-properties officeooo:rsid="00697edb" officeooo:paragraph-rsid="00697edb" fo:background-color="#99ff66"/>
    </style:style>
    <style:style style:name="P21" style:family="paragraph" style:parent-style-name="Standard">
      <style:text-properties officeooo:rsid="00704db9" officeooo:paragraph-rsid="0070b8db" fo:background-color="#99ff66"/>
    </style:style>
    <style:style style:name="P22" style:family="paragraph" style:parent-style-name="Standard">
      <style:text-properties officeooo:rsid="0070b8db" officeooo:paragraph-rsid="0070b8db"/>
    </style:style>
    <style:style style:name="P23" style:family="paragraph" style:parent-style-name="Table_20_Contents">
      <style:text-properties officeooo:rsid="001fe0a2" officeooo:paragraph-rsid="001fe0a2"/>
    </style:style>
    <style:style style:name="P24" style:family="paragraph" style:parent-style-name="Table_20_Contents">
      <style:paragraph-properties fo:text-align="center" style:justify-single-word="false"/>
      <style:text-properties officeooo:rsid="001fe0a2" officeooo:paragraph-rsid="001fe0a2"/>
    </style:style>
    <style:style style:name="P25" style:family="paragraph" style:parent-style-name="Table_20_Contents">
      <style:paragraph-properties fo:text-align="center" style:justify-single-word="false"/>
      <style:text-properties officeooo:rsid="001fe0a2" officeooo:paragraph-rsid="005b54e3"/>
    </style:style>
    <style:style style:name="P26" style:family="paragraph" style:parent-style-name="Table_20_Contents">
      <style:paragraph-properties fo:text-align="center" style:justify-single-word="false"/>
      <style:text-properties officeooo:rsid="001fe0a2" officeooo:paragraph-rsid="00833e98"/>
    </style:style>
    <style:style style:name="P27" style:family="paragraph" style:parent-style-name="Table_20_Contents">
      <style:text-properties officeooo:rsid="001fe0a2" officeooo:paragraph-rsid="0057655e"/>
    </style:style>
    <style:style style:name="P28" style:family="paragraph" style:parent-style-name="Table_20_Contents">
      <style:text-properties officeooo:rsid="001fe0a2" officeooo:paragraph-rsid="00833e98"/>
    </style:style>
    <style:style style:name="P29" style:family="paragraph" style:parent-style-name="Table_20_Contents">
      <style:text-properties officeooo:rsid="001fe0a2" officeooo:paragraph-rsid="0094fc08"/>
    </style:style>
    <style:style style:name="P30" style:family="paragraph" style:parent-style-name="Table_20_Contents">
      <style:paragraph-properties fo:text-align="center" style:justify-single-word="false"/>
      <style:text-properties officeooo:rsid="0050f754" officeooo:paragraph-rsid="0050f754"/>
    </style:style>
    <style:style style:name="P31" style:family="paragraph" style:parent-style-name="Table_20_Contents">
      <style:paragraph-properties fo:text-align="center" style:justify-single-word="false"/>
      <style:text-properties officeooo:rsid="0050f754" officeooo:paragraph-rsid="00833e98"/>
    </style:style>
    <style:style style:name="P32" style:family="paragraph" style:parent-style-name="Table_20_Contents">
      <style:text-properties officeooo:rsid="0057655e" officeooo:paragraph-rsid="0057655e" fo:background-color="#ffff00"/>
    </style:style>
    <style:style style:name="P33" style:family="paragraph" style:parent-style-name="Table_20_Contents">
      <style:paragraph-properties fo:text-align="center" style:justify-single-word="false"/>
      <style:text-properties officeooo:rsid="0057655e" officeooo:paragraph-rsid="001fe0a2" fo:background-color="#ffff00"/>
    </style:style>
    <style:style style:name="P34" style:family="paragraph" style:parent-style-name="Table_20_Contents">
      <style:paragraph-properties fo:text-align="center" style:justify-single-word="false"/>
      <style:text-properties officeooo:rsid="0057655e" officeooo:paragraph-rsid="00833e98" fo:background-color="#ffff00"/>
    </style:style>
    <style:style style:name="P35" style:family="paragraph" style:parent-style-name="Table_20_Contents">
      <style:text-properties officeooo:rsid="0057655e" officeooo:paragraph-rsid="00833e98" fo:background-color="#ffff00"/>
    </style:style>
    <style:style style:name="P36" style:family="paragraph" style:parent-style-name="Table_20_Contents">
      <style:text-properties officeooo:rsid="0057655e" officeooo:paragraph-rsid="0094fc08" fo:background-color="#ffff00"/>
    </style:style>
    <style:style style:name="P37" style:family="paragraph" style:parent-style-name="Table_20_Contents">
      <style:text-properties officeooo:rsid="005ba4ed" officeooo:paragraph-rsid="005ba4ed" fo:background-color="#ffff00"/>
    </style:style>
    <style:style style:name="P38" style:family="paragraph" style:parent-style-name="Table_20_Contents">
      <style:text-properties officeooo:rsid="005ba4ed" officeooo:paragraph-rsid="00833e98" fo:background-color="#ffff00"/>
    </style:style>
    <style:style style:name="P39" style:family="paragraph" style:parent-style-name="Table_20_Contents">
      <style:text-properties officeooo:rsid="005ba4ed" officeooo:paragraph-rsid="0094fc08" fo:background-color="#ffff00"/>
    </style:style>
    <style:style style:name="P40" style:family="paragraph" style:parent-style-name="Table_20_Contents">
      <style:paragraph-properties fo:text-align="center" style:justify-single-word="false"/>
      <style:text-properties officeooo:rsid="005980c2" officeooo:paragraph-rsid="005980c2"/>
    </style:style>
    <style:style style:name="P41" style:family="paragraph" style:parent-style-name="Table_20_Contents">
      <style:text-properties officeooo:rsid="005980c2" officeooo:paragraph-rsid="005980c2"/>
    </style:style>
    <style:style style:name="P42" style:family="paragraph" style:parent-style-name="Table_20_Contents">
      <style:text-properties officeooo:rsid="005980c2" officeooo:paragraph-rsid="00833e98"/>
    </style:style>
    <style:style style:name="P43" style:family="paragraph" style:parent-style-name="Table_20_Contents">
      <style:text-properties officeooo:rsid="005980c2" officeooo:paragraph-rsid="0094fc08"/>
    </style:style>
    <style:style style:name="P44" style:family="paragraph" style:parent-style-name="Table_20_Contents">
      <style:paragraph-properties fo:text-align="center" style:justify-single-word="false"/>
      <style:text-properties officeooo:rsid="005ba4ed" officeooo:paragraph-rsid="005ba4ed"/>
    </style:style>
    <style:style style:name="P45" style:family="paragraph" style:parent-style-name="Table_20_Contents">
      <style:paragraph-properties fo:text-align="center" style:justify-single-word="false"/>
      <style:text-properties officeooo:rsid="005ba4ed" officeooo:paragraph-rsid="009bb4ab"/>
    </style:style>
    <style:style style:name="P46" style:family="paragraph" style:parent-style-name="Table_20_Contents">
      <style:paragraph-properties fo:text-align="center" style:justify-single-word="false"/>
      <style:text-properties officeooo:rsid="005db555" officeooo:paragraph-rsid="005db555"/>
    </style:style>
    <style:style style:name="P47" style:family="paragraph" style:parent-style-name="Table_20_Contents">
      <style:paragraph-properties fo:text-align="center" style:justify-single-word="false"/>
      <style:text-properties officeooo:rsid="005db555" officeooo:paragraph-rsid="00833e98"/>
    </style:style>
    <style:style style:name="P48" style:family="paragraph" style:parent-style-name="Table_20_Contents">
      <style:paragraph-properties fo:text-align="center" style:justify-single-word="false"/>
      <style:text-properties officeooo:rsid="005db555" officeooo:paragraph-rsid="005ce50b"/>
    </style:style>
    <style:style style:name="P49" style:family="paragraph" style:parent-style-name="Table_20_Contents">
      <style:paragraph-properties fo:text-align="center" style:justify-single-word="false"/>
      <style:text-properties officeooo:rsid="005db555" officeooo:paragraph-rsid="0094fc08"/>
    </style:style>
    <style:style style:name="P50" style:family="paragraph" style:parent-style-name="Table_20_Contents">
      <style:paragraph-properties fo:text-align="center" style:justify-single-word="false"/>
      <style:text-properties officeooo:rsid="007ba8bc" officeooo:paragraph-rsid="007ba8bc"/>
    </style:style>
    <style:style style:name="P51" style:family="paragraph" style:parent-style-name="Table_20_Contents">
      <style:paragraph-properties fo:text-align="center" style:justify-single-word="false"/>
      <style:text-properties style:text-position="0% 100%" officeooo:rsid="008406ba" officeooo:paragraph-rsid="008406ba" fo:background-color="#ff6600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text-position="0% 100%" officeooo:rsid="008b8e16" officeooo:paragraph-rsid="008b8e16" fo:background-color="#ff6600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text-position="0% 100%" officeooo:rsid="008fb75b" officeooo:paragraph-rsid="008fb75b" fo:background-color="#ff6600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text-position="0% 100%" officeooo:rsid="008fda11" officeooo:paragraph-rsid="008fda11" fo:background-color="#ff6600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text-position="0% 100%" officeooo:rsid="0090b274" officeooo:paragraph-rsid="0090b274" fo:background-color="#ff6600" style:font-size-asian="10.5pt"/>
    </style:style>
    <style:style style:name="P56" style:family="paragraph" style:parent-style-name="Table_20_Contents">
      <style:text-properties officeooo:paragraph-rsid="00833e98"/>
    </style:style>
    <style:style style:name="P57" style:family="paragraph" style:parent-style-name="Table_20_Contents">
      <style:paragraph-properties fo:text-align="center" style:justify-single-word="false"/>
      <style:text-properties officeooo:rsid="00833e98" officeooo:paragraph-rsid="00833e98"/>
    </style:style>
    <style:style style:name="P58" style:family="paragraph" style:parent-style-name="Table_20_Contents">
      <style:paragraph-properties fo:text-align="center" style:justify-single-word="false"/>
      <style:text-properties officeooo:rsid="00833e98" officeooo:paragraph-rsid="005980c2"/>
    </style:style>
    <style:style style:name="P59" style:family="paragraph" style:parent-style-name="Table_20_Contents">
      <style:paragraph-properties fo:text-align="center" style:justify-single-word="false"/>
      <style:text-properties officeooo:rsid="00833e98" officeooo:paragraph-rsid="005ba4ed"/>
    </style:style>
    <style:style style:name="P60" style:family="paragraph" style:parent-style-name="Table_20_Contents">
      <style:text-properties officeooo:rsid="008406ba" officeooo:paragraph-rsid="008406ba"/>
    </style:style>
    <style:style style:name="P61" style:family="paragraph" style:parent-style-name="Table_20_Contents">
      <style:paragraph-properties fo:text-align="center" style:justify-single-word="false"/>
      <style:text-properties officeooo:rsid="008c550c" officeooo:paragraph-rsid="008c550c"/>
    </style:style>
    <style:style style:name="P62" style:family="paragraph" style:parent-style-name="Table_20_Contents">
      <style:paragraph-properties fo:text-align="center" style:justify-single-word="false"/>
      <style:text-properties officeooo:rsid="008c550c" officeooo:paragraph-rsid="009bb4ab"/>
    </style:style>
    <style:style style:name="P63" style:family="paragraph" style:parent-style-name="Table_20_Contents">
      <style:paragraph-properties fo:text-align="center" style:justify-single-word="false"/>
      <style:text-properties officeooo:rsid="0091425a" officeooo:paragraph-rsid="0091425a"/>
    </style:style>
    <style:style style:name="P64" style:family="paragraph" style:parent-style-name="Table_20_Contents">
      <style:paragraph-properties fo:text-align="center" style:justify-single-word="false"/>
      <style:text-properties officeooo:rsid="0091fd01" officeooo:paragraph-rsid="0091fd01"/>
    </style:style>
    <style:style style:name="P65" style:family="paragraph" style:parent-style-name="Table_20_Contents">
      <style:paragraph-properties fo:text-align="center" style:justify-single-word="false"/>
      <style:text-properties officeooo:rsid="0093d696" officeooo:paragraph-rsid="0093d696"/>
    </style:style>
    <style:style style:name="P66" style:family="paragraph" style:parent-style-name="Table_20_Contents">
      <style:text-properties officeooo:rsid="0094fc08" officeooo:paragraph-rsid="0094fc08"/>
    </style:style>
    <style:style style:name="P67" style:family="paragraph" style:parent-style-name="Table_20_Contents">
      <style:text-properties officeooo:paragraph-rsid="0094fc08"/>
    </style:style>
    <style:style style:name="P68" style:family="paragraph" style:parent-style-name="Standard">
      <style:text-properties officeooo:rsid="001ec1e2" officeooo:paragraph-rsid="009e996a"/>
    </style:style>
    <style:style style:name="P69" style:family="paragraph" style:parent-style-name="Standard">
      <style:text-properties officeooo:rsid="001ec1e2" officeooo:paragraph-rsid="009f5d03"/>
    </style:style>
    <style:style style:name="P70" style:family="paragraph" style:parent-style-name="Standard">
      <style:text-properties officeooo:rsid="00218ed3" officeooo:paragraph-rsid="00833e98"/>
    </style:style>
    <style:style style:name="P71" style:family="paragraph" style:parent-style-name="Standard">
      <style:text-properties officeooo:rsid="009f5d03" officeooo:paragraph-rsid="009f5d03"/>
    </style:style>
    <style:style style:name="P72" style:family="paragraph" style:parent-style-name="Standard">
      <style:text-properties fo:font-weight="normal" officeooo:rsid="009f5d03" officeooo:paragraph-rsid="009f5d03" fo:background-color="#ff3333" style:font-weight-asian="normal" style:font-weight-complex="normal"/>
    </style:style>
    <style:style style:name="P73" style:family="paragraph" style:parent-style-name="Standard">
      <style:text-properties officeooo:rsid="009f5d03" officeooo:paragraph-rsid="009f5d03" fo:background-color="#ff3333"/>
    </style:style>
    <style:style style:name="P74" style:family="paragraph" style:parent-style-name="Table_20_Contents">
      <style:paragraph-properties fo:text-align="center" style:justify-single-word="false"/>
      <style:text-properties officeooo:rsid="001fe0a2" officeooo:paragraph-rsid="009e996a"/>
    </style:style>
    <style:style style:name="P75" style:family="paragraph" style:parent-style-name="Table_20_Contents">
      <style:paragraph-properties fo:text-align="center" style:justify-single-word="false"/>
      <style:text-properties officeooo:rsid="001fe0a2" officeooo:paragraph-rsid="009f5d03"/>
    </style:style>
    <style:style style:name="P76" style:family="paragraph" style:parent-style-name="Table_20_Contents">
      <style:text-properties officeooo:rsid="001fe0a2" officeooo:paragraph-rsid="009e996a"/>
    </style:style>
    <style:style style:name="P77" style:family="paragraph" style:parent-style-name="Table_20_Contents">
      <style:text-properties officeooo:rsid="001fe0a2" officeooo:paragraph-rsid="009f5d03"/>
    </style:style>
    <style:style style:name="P78" style:family="paragraph" style:parent-style-name="Table_20_Contents">
      <style:text-properties officeooo:rsid="005980c2" officeooo:paragraph-rsid="009e996a"/>
    </style:style>
    <style:style style:name="P79" style:family="paragraph" style:parent-style-name="Table_20_Contents">
      <style:text-properties officeooo:rsid="005980c2" officeooo:paragraph-rsid="009f5d03"/>
    </style:style>
    <style:style style:name="P80" style:family="paragraph" style:parent-style-name="Table_20_Contents">
      <style:text-properties officeooo:rsid="005ba4ed" officeooo:paragraph-rsid="009e996a" fo:background-color="#ffff00"/>
    </style:style>
    <style:style style:name="P81" style:family="paragraph" style:parent-style-name="Table_20_Contents">
      <style:text-properties officeooo:rsid="005ba4ed" officeooo:paragraph-rsid="009f5d03" fo:background-color="#ffff00"/>
    </style:style>
    <style:style style:name="P82" style:family="paragraph" style:parent-style-name="Table_20_Contents">
      <style:paragraph-properties fo:text-align="center" style:justify-single-word="false"/>
      <style:text-properties officeooo:rsid="0057655e" officeooo:paragraph-rsid="009e996a" fo:background-color="#ffff00"/>
    </style:style>
    <style:style style:name="P83" style:family="paragraph" style:parent-style-name="Table_20_Contents">
      <style:paragraph-properties fo:text-align="center" style:justify-single-word="false"/>
      <style:text-properties officeooo:rsid="0057655e" officeooo:paragraph-rsid="009f5d03" fo:background-color="#ffff00"/>
    </style:style>
    <style:style style:name="P84" style:family="paragraph" style:parent-style-name="Table_20_Contents">
      <style:text-properties officeooo:rsid="0057655e" officeooo:paragraph-rsid="009e996a" fo:background-color="#ffff00"/>
    </style:style>
    <style:style style:name="P85" style:family="paragraph" style:parent-style-name="Table_20_Contents">
      <style:text-properties officeooo:rsid="0057655e" officeooo:paragraph-rsid="009f5d03" fo:background-color="#ffff00"/>
    </style:style>
    <style:style style:name="P86" style:family="paragraph" style:parent-style-name="Table_20_Contents">
      <style:paragraph-properties fo:text-align="center" style:justify-single-word="false"/>
      <style:text-properties officeooo:rsid="009f5d03" officeooo:paragraph-rsid="009f5d03" fo:background-color="#ffff00"/>
    </style:style>
    <style:style style:name="P87" style:family="paragraph" style:parent-style-name="Table_20_Contents">
      <style:paragraph-properties fo:text-align="center" style:justify-single-word="false"/>
      <style:text-properties officeooo:rsid="008c550c" officeooo:paragraph-rsid="009e996a"/>
    </style:style>
    <style:style style:name="P88" style:family="paragraph" style:parent-style-name="Table_20_Contents">
      <style:paragraph-properties fo:text-align="center" style:justify-single-word="false"/>
      <style:text-properties officeooo:rsid="008c550c" officeooo:paragraph-rsid="009f5d03"/>
    </style:style>
    <style:style style:name="P89" style:family="paragraph" style:parent-style-name="Table_20_Contents">
      <style:paragraph-properties fo:text-align="center" style:justify-single-word="false"/>
      <style:text-properties style:text-position="0% 100%" officeooo:rsid="008fb75b" officeooo:paragraph-rsid="009e996a" fo:background-color="#ff6600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style:text-position="0% 100%" officeooo:rsid="008fb75b" officeooo:paragraph-rsid="009f5d03" fo:background-color="#ff6600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style:text-position="0% 100%" officeooo:rsid="0090b274" officeooo:paragraph-rsid="009e996a" fo:background-color="#ff6600" style:font-size-asian="10.5pt"/>
    </style:style>
    <style:style style:name="P92" style:family="paragraph" style:parent-style-name="Table_20_Contents">
      <style:paragraph-properties fo:text-align="center" style:justify-single-word="false"/>
      <style:text-properties style:text-position="0% 100%" officeooo:rsid="008fda11" officeooo:paragraph-rsid="009e996a" fo:background-color="#ff6600" style:font-size-asian="10.5pt"/>
    </style:style>
    <style:style style:name="P93" style:family="paragraph" style:parent-style-name="Table_20_Contents">
      <style:paragraph-properties fo:text-align="center" style:justify-single-word="false"/>
      <style:text-properties style:text-position="0% 100%" officeooo:rsid="008fda11" officeooo:paragraph-rsid="009f5d03" fo:background-color="#ff6600" style:font-size-asian="10.5pt"/>
    </style:style>
    <style:style style:name="P94" style:family="paragraph" style:parent-style-name="Table_20_Contents">
      <style:paragraph-properties fo:text-align="center" style:justify-single-word="false"/>
      <style:text-properties style:text-position="0% 100%" officeooo:rsid="009f5d03" officeooo:paragraph-rsid="009f5d03" fo:background-color="#ff6600" style:font-size-asian="10.5pt"/>
    </style:style>
    <style:style style:name="P95" style:family="paragraph" style:parent-style-name="Table_20_Contents">
      <style:paragraph-properties fo:text-align="center" style:justify-single-word="false"/>
      <style:text-properties officeooo:rsid="0093d696" officeooo:paragraph-rsid="009e996a"/>
    </style:style>
    <style:style style:name="P96" style:family="paragraph" style:parent-style-name="Table_20_Contents">
      <style:paragraph-properties fo:text-align="center" style:justify-single-word="false"/>
      <style:text-properties officeooo:rsid="005db555" officeooo:paragraph-rsid="009e996a"/>
    </style:style>
    <style:style style:name="P97" style:family="paragraph" style:parent-style-name="Table_20_Contents">
      <style:paragraph-properties fo:text-align="center" style:justify-single-word="false"/>
      <style:text-properties officeooo:rsid="005db555" officeooo:paragraph-rsid="009f5d03"/>
    </style:style>
    <style:style style:name="P98" style:family="paragraph" style:parent-style-name="Table_20_Contents">
      <style:paragraph-properties fo:text-align="center" style:justify-single-word="false"/>
      <style:text-properties officeooo:rsid="0050f754" officeooo:paragraph-rsid="009e996a"/>
    </style:style>
    <style:style style:name="P99" style:family="paragraph" style:parent-style-name="Table_20_Contents">
      <style:paragraph-properties fo:text-align="center" style:justify-single-word="false"/>
      <style:text-properties officeooo:rsid="0091425a" officeooo:paragraph-rsid="009e996a"/>
    </style:style>
    <style:style style:name="P100" style:family="paragraph" style:parent-style-name="Table_20_Contents">
      <style:text-properties officeooo:paragraph-rsid="009e996a"/>
    </style:style>
    <style:style style:name="P101" style:family="paragraph" style:parent-style-name="Table_20_Contents">
      <style:text-properties officeooo:rsid="009e996a" officeooo:paragraph-rsid="009e996a"/>
    </style:style>
    <style:style style:name="P102" style:family="paragraph" style:parent-style-name="Table_20_Contents">
      <style:paragraph-properties fo:text-align="center" style:justify-single-word="false"/>
      <style:text-properties officeooo:rsid="009e996a" officeooo:paragraph-rsid="009e996a"/>
    </style:style>
    <style:style style:name="P103" style:family="paragraph" style:parent-style-name="Table_20_Contents">
      <style:paragraph-properties fo:text-align="center" style:justify-single-word="false"/>
      <style:text-properties officeooo:rsid="009e996a" officeooo:paragraph-rsid="009f5d03"/>
    </style:style>
    <style:style style:name="P104" style:family="paragraph" style:parent-style-name="Table_20_Contents">
      <style:text-properties officeooo:rsid="009e996a" officeooo:paragraph-rsid="009f5d03"/>
    </style:style>
    <style:style style:name="P105" style:family="paragraph" style:parent-style-name="Table_20_Contents">
      <style:text-properties officeooo:paragraph-rsid="009f5d03"/>
    </style:style>
    <style:style style:name="P106" style:family="paragraph" style:parent-style-name="Table_20_Contents">
      <style:text-properties officeooo:rsid="009f5d03" officeooo:paragraph-rsid="009f5d03"/>
    </style:style>
    <style:style style:name="P107" style:family="paragraph" style:parent-style-name="Table_20_Contents">
      <style:paragraph-properties fo:text-align="center" style:justify-single-word="false"/>
      <style:text-properties officeooo:rsid="009f5d03" officeooo:paragraph-rsid="009f5d03"/>
    </style:style>
    <style:style style:name="T1" style:family="text">
      <style:text-properties officeooo:rsid="0037aba7"/>
    </style:style>
    <style:style style:name="T2" style:family="text">
      <style:text-properties officeooo:rsid="002199fe"/>
    </style:style>
    <style:style style:name="T3" style:family="text">
      <style:text-properties officeooo:rsid="00246b32"/>
    </style:style>
    <style:style style:name="T4" style:family="text">
      <style:text-properties officeooo:rsid="002b35e5"/>
    </style:style>
    <style:style style:name="T5" style:family="text">
      <style:text-properties officeooo:rsid="0032f19f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2f19f" fo:background-color="transparent" loext:char-shading-value="0"/>
    </style:style>
    <style:style style:name="T8" style:family="text">
      <style:text-properties officeooo:rsid="00338c40"/>
    </style:style>
    <style:style style:name="T9" style:family="text">
      <style:text-properties officeooo:rsid="003cf085"/>
    </style:style>
    <style:style style:name="T10" style:family="text">
      <style:text-properties officeooo:rsid="003e4063"/>
    </style:style>
    <style:style style:name="T11" style:family="text">
      <style:text-properties officeooo:rsid="00426f59"/>
    </style:style>
    <style:style style:name="T12" style:family="text">
      <style:text-properties officeooo:rsid="0044f476"/>
    </style:style>
    <style:style style:name="T13" style:family="text">
      <style:text-properties officeooo:rsid="0047cb91"/>
    </style:style>
    <style:style style:name="T14" style:family="text">
      <style:text-properties officeooo:rsid="004a8d11"/>
    </style:style>
    <style:style style:name="T15" style:family="text">
      <style:text-properties officeooo:rsid="004e34d3"/>
    </style:style>
    <style:style style:name="T16" style:family="text">
      <style:text-properties officeooo:rsid="0054484a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56e8ac" fo:background-color="#ffff00" loext:char-shading-value="0"/>
    </style:style>
    <style:style style:name="T19" style:family="text">
      <style:text-properties officeooo:rsid="0057655e" fo:background-color="#ffff00" loext:char-shading-value="0"/>
    </style:style>
    <style:style style:name="T20" style:family="text">
      <style:text-properties officeooo:rsid="005856d1" fo:background-color="#ffff00" loext:char-shading-value="0"/>
    </style:style>
    <style:style style:name="T21" style:family="text">
      <style:text-properties officeooo:rsid="005980c2" fo:background-color="#ffff00" loext:char-shading-value="0"/>
    </style:style>
    <style:style style:name="T22" style:family="text">
      <style:text-properties officeooo:rsid="0056e8ac"/>
    </style:style>
    <style:style style:name="T23" style:family="text">
      <style:text-properties officeooo:rsid="0057655e"/>
    </style:style>
    <style:style style:name="T24" style:family="text">
      <style:text-properties style:text-position="sub 58%" officeooo:rsid="0057655e" fo:background-color="#ff6600" loext:char-shading-value="0" style:font-size-asian="10.5pt"/>
    </style:style>
    <style:style style:name="T25" style:family="text">
      <style:text-properties officeooo:rsid="005856d1"/>
    </style:style>
    <style:style style:name="T26" style:family="text">
      <style:text-properties officeooo:rsid="005980c2"/>
    </style:style>
    <style:style style:name="T27" style:family="text">
      <style:text-properties officeooo:rsid="0057655e" fo:background-color="#ff6600" loext:char-shading-value="0"/>
    </style:style>
    <style:style style:name="T28" style:family="text">
      <style:text-properties officeooo:rsid="005c1e86"/>
    </style:style>
    <style:style style:name="T29" style:family="text">
      <style:text-properties officeooo:rsid="005e8f13"/>
    </style:style>
    <style:style style:name="T30" style:family="text">
      <style:text-properties officeooo:rsid="00697edb"/>
    </style:style>
    <style:style style:name="T31" style:family="text">
      <style:text-properties officeooo:rsid="006abf4b"/>
    </style:style>
    <style:style style:name="T32" style:family="text">
      <style:text-properties officeooo:rsid="006b8dad"/>
    </style:style>
    <style:style style:name="T33" style:family="text">
      <style:text-properties officeooo:rsid="0070b8db"/>
    </style:style>
    <style:style style:name="T34" style:family="text">
      <style:text-properties officeooo:rsid="00795ed0"/>
    </style:style>
    <style:style style:name="T35" style:family="text">
      <style:text-properties officeooo:rsid="00833e98"/>
    </style:style>
    <style:style style:name="T36" style:family="text">
      <style:text-properties officeooo:rsid="0088151e"/>
    </style:style>
    <style:style style:name="T37" style:family="text">
      <style:text-properties officeooo:rsid="0088a862"/>
    </style:style>
    <style:style style:name="T38" style:family="text">
      <style:text-properties officeooo:rsid="0088e04b"/>
    </style:style>
    <style:style style:name="T39" style:family="text">
      <style:text-properties officeooo:rsid="00894805"/>
    </style:style>
    <style:style style:name="T40" style:family="text">
      <style:text-properties officeooo:rsid="008a9896"/>
    </style:style>
    <style:style style:name="T41" style:family="text">
      <style:text-properties officeooo:rsid="008c550c"/>
    </style:style>
    <style:style style:name="T42" style:family="text">
      <style:text-properties officeooo:rsid="0094fc08"/>
    </style:style>
    <style:style style:name="T43" style:family="text">
      <style:text-properties officeooo:rsid="0097bbd9"/>
    </style:style>
    <style:style style:name="T44" style:family="text">
      <style:text-properties officeooo:rsid="009b620c"/>
    </style:style>
    <style:style style:name="T45" style:family="text">
      <style:text-properties officeooo:rsid="009bb4ab"/>
    </style:style>
    <style:style style:name="T46" style:family="text">
      <style:text-properties officeooo:rsid="009bdd37"/>
    </style:style>
    <style:style style:name="T47" style:family="text">
      <style:text-properties officeooo:rsid="009e99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uno: Eduardo da Silva Afonso</text:p>
      <text:p text:style-name="P2"/>
      <text:p text:style-name="P2">Comparativo entre as distâncias da tabela I (pg. 4) do artigo “Image processing using pearson’s correlation coefficient: applications on Autonomous robotics” <text:span text:style-name="T15">e os dados obtidos pelo programa.</text:span></text:p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/>
            <text:p text:style-name="P23">Frames</text:p>
          </table:table-cell>
          <table:table-cell table:style-name="Table1.B1" office:value-type="string">
            <text:p text:style-name="P23">Distância<text:span text:style-name="T17"> </text:span>em Metros<text:line-break/></text:p>
          </table:table-cell>
          <table:table-cell table:style-name="Table1.A1" office:value-type="string">
            <text:p text:style-name="P23">Relação entre as distâncias <text:span text:style-name="T25">percorridas </text:span></text:p>
          </table:table-cell>
          <table:table-cell table:style-name="Table1.D1" office:value-type="string">
            <text:p text:style-name="P41">Fator de aproximação</text:p>
            <text:p text:style-name="P41">no intervalo <text:span text:style-name="T28">analisado</text:span></text:p>
          </table:table-cell>
          <table:table-cell table:style-name="Table1.E1" office:value-type="string">
            <text:p text:style-name="P27">Distância <text:span text:style-name="T18">percorrida</text:span><text:span text:style-name="T17"> </text:span><text:span text:style-name="T20">medida </text:span><text:span text:style-name="T19">usando </text:span><text:span text:style-name="T20">os</text:span><text:line-break/><text:span text:style-name="T26">d</text:span>ados do programa</text:p>
            <text:p text:style-name="P37">(<text:span text:style-name="T27">Z</text:span><text:span text:style-name="T24">0 </text:span><text:s/>distancia do frame1)</text:p>
          </table:table-cell>
          <table:table-cell table:style-name="Table1.A1" office:value-type="string">
            <text:p text:style-name="P23"><text:span text:style-name="T17">D</text:span><text:span text:style-name="T21">istancia percorrida usando os d</text:span>ados do programa (%)</text:p>
            <text:p text:style-name="P32"/>
          </table:table-cell>
          <table:table-cell table:style-name="Table1.G1" office:value-type="string">
            <text:p text:style-name="P23">Erro (%)</text:p>
          </table:table-cell>
        </table:table-row>
        <table:table-row>
          <table:table-cell table:style-name="Table1.A2" office:value-type="string">
            <text:p text:style-name="P23">1-30</text:p>
          </table:table-cell>
          <table:table-cell table:style-name="Table1.B2" office:value-type="string">
            <text:p text:style-name="P24">106</text:p>
          </table:table-cell>
          <table:table-cell table:style-name="Table1.A2" office:value-type="string">
            <text:p text:style-name="P33">D</text:p>
          </table:table-cell>
          <table:table-cell table:style-name="Table1.D2" office:value-type="string">
            <text:p text:style-name="P58">1.0→0.603=&gt;<text:span text:style-name="T38">0.8015</text:span></text:p>
          </table:table-cell>
          <table:table-cell table:style-name="Table1.E2" office:value-type="string">
            <text:p text:style-name="P51">D</text:p>
          </table:table-cell>
          <table:table-cell table:style-name="Table1.A2" office:value-type="string">
            <text:p text:style-name="P65">0%</text:p>
          </table:table-cell>
          <table:table-cell table:style-name="Table1.G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1">30-300</text:p>
          </table:table-cell>
          <table:table-cell table:style-name="Table1.B3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D3" office:value-type="string">
            <text:p text:style-name="P40"><text:span text:style-name="T35">0.603</text:span>-<text:span text:style-name="T35">&gt;</text:span>0.<text:span text:style-name="T36">262=&gt;</text:span></text:p>
          </table:table-cell>
          <table:table-cell table:style-name="Table1.E3" office:value-type="string">
            <text:p text:style-name="P51">0,<text:span text:style-name="T39">539D</text:span></text:p>
          </table:table-cell>
          <table:table-cell table:style-name="Table1.A2" office:value-type="string">
            <text:p text:style-name="P50"/>
          </table:table-cell>
          <table:table-cell table:style-name="Table1.G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300-330</text:p>
          </table:table-cell>
          <table:table-cell table:style-name="Table1.B5" office:value-type="string">
            <text:p text:style-name="P24">36.75</text:p>
          </table:table-cell>
          <table:table-cell table:style-name="Table1.A2" office:value-type="string">
            <text:p text:style-name="P24"><text:span text:style-name="T41">0,</text:span>35<text:span text:style-name="T19">D</text:span></text:p>
          </table:table-cell>
          <table:table-cell table:style-name="Table1.D5" office:value-type="string">
            <text:p text:style-name="P59">0.<text:span text:style-name="T36">262</text:span>→0.<text:span text:style-name="T36">225=&gt;</text:span></text:p>
          </table:table-cell>
          <table:table-cell table:style-name="Table1.E5" office:value-type="string">
            <text:p text:style-name="P51">0,<text:span text:style-name="T40">303</text:span>D</text:p>
          </table:table-cell>
          <table:table-cell table:style-name="Table1.A2" office:value-type="string">
            <text:p text:style-name="P30"/>
          </table:table-cell>
          <table:table-cell table:style-name="Table1.G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60">330-400</text:p>
          </table:table-cell>
          <table:table-cell table:style-name="Table1.B5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D5" office:value-type="string">
            <text:p text:style-name="P57">0.<text:span text:style-name="T36">225</text:span>-&gt;<text:span text:style-name="T36">0.178</text:span></text:p>
          </table:table-cell>
          <table:table-cell table:style-name="Table1.E5" office:value-type="string">
            <text:p text:style-name="P52">0,251D</text:p>
          </table:table-cell>
          <table:table-cell table:style-name="Table1.A2" office:value-type="string">
            <text:p text:style-name="P30"/>
          </table:table-cell>
          <table:table-cell table:style-name="Table1.G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23">400-430</text:p>
          </table:table-cell>
          <table:table-cell table:style-name="Table1.B6" office:value-type="string">
            <text:p text:style-name="P24">17.08</text:p>
          </table:table-cell>
          <table:table-cell table:style-name="Table1.A2" office:value-type="string">
            <text:p text:style-name="P24"><text:span text:style-name="T41">0,</text:span>16<text:span text:style-name="T19">D</text:span></text:p>
          </table:table-cell>
          <table:table-cell table:style-name="Table1.D6" office:value-type="string">
            <text:p text:style-name="P44"><text:span text:style-name="T37">0.178-&gt;</text:span>0.1<text:span text:style-name="T37">72</text:span></text:p>
          </table:table-cell>
          <table:table-cell table:style-name="Table1.E6" office:value-type="string">
            <text:p text:style-name="P52">0,21D</text:p>
          </table:table-cell>
          <table:table-cell table:style-name="Table1.A2" office:value-type="string">
            <text:p text:style-name="P64">27,027%</text:p>
          </table:table-cell>
          <table:table-cell table:style-name="Table1.G2" office:value-type="string">
            <text:p text:style-name="P46"/>
          </table:table-cell>
        </table:table-row>
      </table:table>
      <text:p text:style-name="P2"/>
      <text:p text:style-name="P5"/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6"/>
            <text:p text:style-name="P28">Frames</text:p>
          </table:table-cell>
          <table:table-cell table:style-name="Tableau1.B1" office:value-type="string">
            <text:p text:style-name="P28">Distância<text:span text:style-name="T17"> </text:span>em Metros<text:line-break/></text:p>
          </table:table-cell>
          <table:table-cell table:style-name="Tableau1.A1" office:value-type="string">
            <text:p text:style-name="P28">Relação entre as distâncias <text:span text:style-name="T25">percorridas </text:span></text:p>
          </table:table-cell>
          <table:table-cell table:style-name="Tableau1.D1" office:value-type="string">
            <text:p text:style-name="P42">Fator de aproximação</text:p>
            <text:p text:style-name="P42">no intervalo <text:span text:style-name="T28">analisado</text:span></text:p>
          </table:table-cell>
          <table:table-cell table:style-name="Tableau1.E1" office:value-type="string">
            <text:p text:style-name="P28">Distância <text:span text:style-name="T18">percorrida</text:span><text:span text:style-name="T17"> </text:span><text:span text:style-name="T20">medida </text:span><text:span text:style-name="T19">usando </text:span><text:span text:style-name="T20">os</text:span><text:line-break/><text:span text:style-name="T26">d</text:span>ados do programa</text:p>
            <text:p text:style-name="P38">(<text:span text:style-name="T27">Z</text:span><text:span text:style-name="T24">0 </text:span><text:s/>distancia do frame1)</text:p>
          </table:table-cell>
          <table:table-cell table:style-name="Tableau1.A1" office:value-type="string">
            <text:p text:style-name="P28"><text:span text:style-name="T17">D</text:span><text:span text:style-name="T21">istancia percorrida usando os d</text:span>ados do programa (%)</text:p>
            <text:p text:style-name="P35"/>
          </table:table-cell>
          <table:table-cell table:style-name="Tableau1.G1" office:value-type="string">
            <text:p text:style-name="P28">Erro (%)</text:p>
          </table:table-cell>
        </table:table-row>
        <table:table-row>
          <table:table-cell table:style-name="Tableau1.A2" office:value-type="string">
            <text:p text:style-name="P28">300-330</text:p>
          </table:table-cell>
          <table:table-cell table:style-name="Tableau1.B3" office:value-type="string">
            <text:p text:style-name="P26">36.75</text:p>
          </table:table-cell>
          <table:table-cell table:style-name="Tableau1.A2" office:value-type="string">
            <text:p text:style-name="P34">D</text:p>
          </table:table-cell>
          <table:table-cell table:style-name="Tableau1.D3" office:value-type="string">
            <text:p text:style-name="P61">1→0,92717=<text:span text:style-name="T45"> 0,960858</text:span></text:p>
          </table:table-cell>
          <table:table-cell table:style-name="Tableau1.E3" office:value-type="string">
            <text:p text:style-name="P53"/>
            <text:p text:style-name="P55">D</text:p>
          </table:table-cell>
          <table:table-cell table:style-name="Tableau1.A2" office:value-type="string">
            <text:p text:style-name="P65">0%</text:p>
          </table:table-cell>
          <table:table-cell table:style-name="Tableau1.G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66">330-400</text:p>
          </table:table-cell>
          <table:table-cell table:style-name="Tableau1.B3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D3" office:value-type="string">
            <text:p text:style-name="P62"><text:span text:style-name="T45">0,92717</text:span>-&gt;0,6<text:span text:style-name="T45">6</text:span>98<text:span text:style-name="T45">6=</text:span></text:p>
          </table:table-cell>
          <table:table-cell table:style-name="Tableau1.E3" office:value-type="string">
            <text:p text:style-name="P53">0,<text:span text:style-name="T46">831043D</text:span></text:p>
          </table:table-cell>
          <table:table-cell table:style-name="Tableau1.A2" office:value-type="string">
            <text:p text:style-name="P31"/>
          </table:table-cell>
          <table:table-cell table:style-name="Tableau1.G2" office:value-type="string">
            <text:p text:style-name="P47"/>
          </table:table-cell>
        </table:table-row>
        <table:table-row>
          <table:table-cell table:style-name="Tableau1.A2" office:value-type="string">
            <text:p text:style-name="P28">400-430</text:p>
          </table:table-cell>
          <table:table-cell table:style-name="Tableau1.B4" office:value-type="string">
            <text:p text:style-name="P26">17.08</text:p>
          </table:table-cell>
          <table:table-cell table:style-name="Tableau1.A2" office:value-type="string">
            <text:p text:style-name="P26"><text:span text:style-name="T41">0,46</text:span><text:span text:style-name="T19">D</text:span></text:p>
          </table:table-cell>
          <table:table-cell table:style-name="Tableau1.D4" office:value-type="string">
            <text:p text:style-name="P45"><text:span text:style-name="T41">0,66986</text:span>-<text:span text:style-name="T41">&gt;0,56042=</text:span></text:p>
          </table:table-cell>
          <table:table-cell table:style-name="Tableau1.E4" office:value-type="string">
            <text:p text:style-name="P54">0,6<text:span text:style-name="T46">401987D</text:span></text:p>
          </table:table-cell>
          <table:table-cell table:style-name="Tableau1.A2" office:value-type="string">
            <text:p text:style-name="P63">32,86%</text:p>
          </table:table-cell>
          <table:table-cell table:style-name="Tableau1.G2" office:value-type="string">
            <text:p text:style-name="P47"/>
          </table:table-cell>
        </table:table-row>
      </table:table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1">Aproximação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100"/>
            <text:p text:style-name="P76">Frames</text:p>
          </table:table-cell>
          <table:table-cell table:style-name="Tableau3.B1" office:value-type="string">
            <text:p text:style-name="P76">Distância<text:span text:style-name="T17"> </text:span>em Metros<text:line-break/></text:p>
          </table:table-cell>
          <table:table-cell table:style-name="Tableau3.A1" office:value-type="string">
            <text:p text:style-name="P76">Relação entre as distâncias <text:span text:style-name="T25">percorridas </text:span></text:p>
          </table:table-cell>
          <table:table-cell table:style-name="Tableau3.D1" office:value-type="string">
            <text:p text:style-name="P78">Fator de aproximação</text:p>
            <text:p text:style-name="P78">no intervalo <text:span text:style-name="T28">analisado</text:span></text:p>
          </table:table-cell>
          <table:table-cell table:style-name="Tableau3.E1" office:value-type="string">
            <text:p text:style-name="P76">Distância <text:span text:style-name="T18">percorrida</text:span><text:span text:style-name="T17"> </text:span><text:span text:style-name="T20">medida </text:span><text:span text:style-name="T19">usando </text:span><text:span text:style-name="T20">os</text:span><text:line-break/><text:span text:style-name="T26">d</text:span>ados do programa</text:p>
            <text:p text:style-name="P80">(<text:span text:style-name="T27">Z</text:span><text:span text:style-name="T24">0 </text:span><text:s/>distancia do frame1)</text:p>
          </table:table-cell>
          <table:table-cell table:style-name="Tableau3.A1" office:value-type="string">
            <text:p text:style-name="P76"><text:span text:style-name="T17">D</text:span><text:span text:style-name="T21">istancia percorrida usando os d</text:span>ados do programa (%)</text:p>
            <text:p text:style-name="P84"/>
          </table:table-cell>
          <table:table-cell table:style-name="Tableau3.G1" office:value-type="string">
            <text:p text:style-name="P76">Erro (%)</text:p>
          </table:table-cell>
        </table:table-row>
        <table:table-row>
          <table:table-cell table:style-name="Tableau3.A2" office:value-type="string">
            <text:p text:style-name="P101">1</text:p>
          </table:table-cell>
          <table:table-cell table:style-name="Tableau3.B3" office:value-type="string">
            <text:p text:style-name="P102">14</text:p>
          </table:table-cell>
          <table:table-cell table:style-name="Tableau3.A2" office:value-type="string">
            <text:p text:style-name="P82">D</text:p>
          </table:table-cell>
          <table:table-cell table:style-name="Tableau3.D3" office:value-type="string">
            <text:p text:style-name="P87">1</text:p>
          </table:table-cell>
          <table:table-cell table:style-name="Tableau3.E3" office:value-type="string">
            <text:p text:style-name="P89"/>
            <text:p text:style-name="P91">D</text:p>
          </table:table-cell>
          <table:table-cell table:style-name="Tableau3.A2" office:value-type="string">
            <text:p text:style-name="P95"/>
          </table:table-cell>
          <table:table-cell table:style-name="Tableau3.G2" office:value-type="string">
            <text:p text:style-name="P96"/>
          </table:table-cell>
        </table:table-row>
        <table:table-row>
          <table:table-cell table:style-name="Tableau3.A2" office:value-type="string">
            <text:p text:style-name="P101">5</text:p>
          </table:table-cell>
          <table:table-cell table:style-name="Tableau3.B3" office:value-type="string">
            <text:p text:style-name="P102">10</text:p>
          </table:table-cell>
          <table:table-cell table:style-name="Tableau3.A2" office:value-type="string">
            <text:p text:style-name="P102">0,7143D</text:p>
          </table:table-cell>
          <table:table-cell table:style-name="Tableau3.D3" office:value-type="string">
            <text:p text:style-name="P102">0,7143</text:p>
          </table:table-cell>
          <table:table-cell table:style-name="Tableau3.E3" office:value-type="string">
            <text:p text:style-name="P89">0,<text:span text:style-name="T47">7729D</text:span></text:p>
          </table:table-cell>
          <table:table-cell table:style-name="Tableau3.A2" office:value-type="string">
            <text:p text:style-name="P98"/>
          </table:table-cell>
          <table:table-cell table:style-name="Tableau3.G2" office:value-type="string">
            <text:p text:style-name="P102">8,2%</text:p>
          </table:table-cell>
        </table:table-row>
        <table:table-row>
          <table:table-cell table:style-name="Tableau3.A2" office:value-type="string">
            <text:p text:style-name="P101">10</text:p>
          </table:table-cell>
          <table:table-cell table:style-name="Tableau3.B4" office:value-type="string">
            <text:p text:style-name="P102">5</text:p>
          </table:table-cell>
          <table:table-cell table:style-name="Tableau3.A2" office:value-type="string">
            <text:p text:style-name="P74"><text:span text:style-name="T41">0,3572</text:span><text:span text:style-name="T19">D</text:span></text:p>
          </table:table-cell>
          <table:table-cell table:style-name="Tableau3.D4" office:value-type="string">
            <text:p text:style-name="P102">0,3572</text:p>
          </table:table-cell>
          <table:table-cell table:style-name="Tableau3.E4" office:value-type="string">
            <text:p text:style-name="P92">0,<text:span text:style-name="T47">3550D</text:span></text:p>
          </table:table-cell>
          <table:table-cell table:style-name="Tableau3.A2" office:value-type="string">
            <text:p text:style-name="P99"/>
          </table:table-cell>
          <table:table-cell table:style-name="Tableau3.G2" office:value-type="string">
            <text:p text:style-name="P102">0,61%</text:p>
          </table:table-cell>
        </table:table-row>
      </table:table>
      <text:p text:style-name="P68"/>
      <text:p text:style-name="P9"/>
      <text:p text:style-name="P72">Aproximação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05"/>
            <text:p text:style-name="P77">Frames</text:p>
          </table:table-cell>
          <table:table-cell table:style-name="Tableau4.B1" office:value-type="string">
            <text:p text:style-name="P77">Distância<text:span text:style-name="T17"> </text:span>em Metros<text:line-break/></text:p>
          </table:table-cell>
          <table:table-cell table:style-name="Tableau4.A1" office:value-type="string">
            <text:p text:style-name="P77">Relação entre as distâncias <text:span text:style-name="T25">percorridas </text:span></text:p>
          </table:table-cell>
          <table:table-cell table:style-name="Tableau4.D1" office:value-type="string">
            <text:p text:style-name="P79">Fator de aproximação</text:p>
            <text:p text:style-name="P79">no intervalo <text:span text:style-name="T28">analisado</text:span></text:p>
          </table:table-cell>
          <table:table-cell table:style-name="Tableau4.E1" office:value-type="string">
            <text:p text:style-name="P77">Distância <text:span text:style-name="T18">percorrida</text:span><text:span text:style-name="T17"> </text:span><text:span text:style-name="T20">medida </text:span><text:span text:style-name="T19">usando </text:span><text:span text:style-name="T20">os</text:span><text:line-break/><text:span text:style-name="T26">d</text:span>ados do programa</text:p>
            <text:p text:style-name="P81">(<text:span text:style-name="T27">Z</text:span><text:span text:style-name="T24">0 </text:span><text:s/>distancia do frame1)</text:p>
          </table:table-cell>
          <table:table-cell table:style-name="Tableau4.A1" office:value-type="string">
            <text:p text:style-name="P77"><text:span text:style-name="T17">D</text:span><text:span text:style-name="T21">istancia percorrida usando os d</text:span>ados do programa (%)</text:p>
            <text:p text:style-name="P85"/>
          </table:table-cell>
          <table:table-cell table:style-name="Tableau4.G1" office:value-type="string">
            <text:p text:style-name="P77">Erro (%)</text:p>
          </table:table-cell>
        </table:table-row>
        <table:table-row>
          <table:table-cell table:style-name="Tableau4.A2" office:value-type="string">
            <text:p text:style-name="P104">1</text:p>
          </table:table-cell>
          <table:table-cell table:style-name="Tableau4.B3" office:value-type="string">
            <text:p text:style-name="P103">14</text:p>
          </table:table-cell>
          <table:table-cell table:style-name="Tableau4.A2" office:value-type="string">
            <text:p text:style-name="P83">D</text:p>
          </table:table-cell>
          <table:table-cell table:style-name="Tableau4.D3" office:value-type="string">
            <text:p text:style-name="P88">1</text:p>
          </table:table-cell>
          <table:table-cell table:style-name="Tableau4.E3" office:value-type="string">
            <text:p text:style-name="P90"/>
            <text:p text:style-name="P94">Z</text:p>
          </table:table-cell>
          <table:table-cell table:style-name="Tableau4.A2" office:value-type="string">
            <text:p text:style-name="P107">100%</text:p>
          </table:table-cell>
          <table:table-cell table:style-name="Tableau4.G2" office:value-type="string">
            <text:p text:style-name="P97"/>
          </table:table-cell>
        </table:table-row>
        <table:table-row>
          <table:table-cell table:style-name="Tableau4.A2" office:value-type="string">
            <text:p text:style-name="P104">5</text:p>
          </table:table-cell>
          <table:table-cell table:style-name="Tableau4.B3" office:value-type="string">
            <text:p text:style-name="P103">10</text:p>
          </table:table-cell>
          <table:table-cell table:style-name="Tableau4.A2" office:value-type="string">
            <text:p text:style-name="P103">0,7143D</text:p>
          </table:table-cell>
          <table:table-cell table:style-name="Tableau4.D3" office:value-type="string">
            <text:p text:style-name="P103">0,7143</text:p>
          </table:table-cell>
          <table:table-cell table:style-name="Tableau4.E3" office:value-type="string">
            <text:p text:style-name="P90">0,<text:span text:style-name="T47">7729Z</text:span></text:p>
          </table:table-cell>
          <table:table-cell table:style-name="Tableau4.A2" office:value-type="string">
            <text:p text:style-name="P107">77,29%</text:p>
          </table:table-cell>
          <table:table-cell table:style-name="Tableau4.G2" office:value-type="string">
            <text:p text:style-name="P103">8,2%</text:p>
          </table:table-cell>
        </table:table-row>
        <table:table-row>
          <table:table-cell table:style-name="Tableau4.A2" office:value-type="string">
            <text:p text:style-name="P104">10</text:p>
          </table:table-cell>
          <table:table-cell table:style-name="Tableau4.B4" office:value-type="string">
            <text:p text:style-name="P103">5</text:p>
          </table:table-cell>
          <table:table-cell table:style-name="Tableau4.A2" office:value-type="string">
            <text:p text:style-name="P75"><text:span text:style-name="T41">0,3572</text:span><text:span text:style-name="T19">D</text:span></text:p>
          </table:table-cell>
          <table:table-cell table:style-name="Tableau4.D4" office:value-type="string">
            <text:p text:style-name="P103">0,3572</text:p>
          </table:table-cell>
          <table:table-cell table:style-name="Tableau4.E4" office:value-type="string">
            <text:p text:style-name="P93">0,<text:span text:style-name="T47">3550Z</text:span></text:p>
          </table:table-cell>
          <table:table-cell table:style-name="Tableau4.A2" office:value-type="string">
            <text:p text:style-name="P107">35,50%</text:p>
          </table:table-cell>
          <table:table-cell table:style-name="Tableau4.G2" office:value-type="string">
            <text:p text:style-name="P103">0,61%</text:p>
          </table:table-cell>
        </table:table-row>
      </table:table>
      <text:p text:style-name="P69"/>
      <text:p text:style-name="P9"/>
      <text:p text:style-name="P73">Afastamento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67"/>
            <text:p text:style-name="P29">Frames</text:p>
          </table:table-cell>
          <table:table-cell table:style-name="Tableau2.B1" office:value-type="string">
            <text:p text:style-name="P29">Distância<text:span text:style-name="T17"> </text:span>em Metros<text:line-break/></text:p>
          </table:table-cell>
          <table:table-cell table:style-name="Tableau2.A1" office:value-type="string">
            <text:p text:style-name="P29">Relação entre as distâncias <text:span text:style-name="T25">percorridas </text:span></text:p>
          </table:table-cell>
          <table:table-cell table:style-name="Tableau2.D1" office:value-type="string">
            <text:p text:style-name="P43">Fator de aproximação</text:p>
            <text:p text:style-name="P43">no intervalo <text:span text:style-name="T28">analisado</text:span></text:p>
          </table:table-cell>
          <table:table-cell table:style-name="Tableau2.E1" office:value-type="string">
            <text:p text:style-name="P29">Distância <text:span text:style-name="T18">percorrida</text:span><text:span text:style-name="T17"> </text:span><text:span text:style-name="T20">medida </text:span><text:span text:style-name="T19">usando </text:span><text:span text:style-name="T20">os</text:span><text:line-break/><text:span text:style-name="T26">d</text:span>ados do programa</text:p>
            <text:p text:style-name="P39">(<text:span text:style-name="T27">Z</text:span><text:span text:style-name="T24">0 </text:span><text:s/>distancia do frame1)</text:p>
          </table:table-cell>
          <table:table-cell table:style-name="Tableau2.A1" office:value-type="string">
            <text:p text:style-name="P29"><text:span text:style-name="T17">D</text:span><text:span text:style-name="T21">istancia percorrida usando os d</text:span>ados do programa (%)</text:p>
            <text:p text:style-name="P36"/>
          </table:table-cell>
          <table:table-cell table:style-name="Tableau2.G1" office:value-type="string">
            <text:p text:style-name="P29">Erro (%)</text:p>
          </table:table-cell>
        </table:table-row>
        <table:table-row>
          <table:table-cell table:style-name="Tableau2.A2" office:value-type="string">
            <text:p text:style-name="P106">1</text:p>
          </table:table-cell>
          <table:table-cell table:style-name="Tableau2.B3" office:value-type="string">
            <text:p text:style-name="P107">5</text:p>
          </table:table-cell>
          <table:table-cell table:style-name="Tableau2.A2" office:value-type="string">
            <text:p text:style-name="P86">D</text:p>
          </table:table-cell>
          <table:table-cell table:style-name="Tableau2.D3" office:value-type="string">
            <text:p text:style-name="P107">1</text:p>
          </table:table-cell>
          <table:table-cell table:style-name="Tableau2.E3" office:value-type="string">
            <text:p text:style-name="P94">0,9924Z</text:p>
          </table:table-cell>
          <table:table-cell table:style-name="Tableau2.A2" office:value-type="string">
            <text:p text:style-name="P107">99,24%</text:p>
          </table:table-cell>
          <table:table-cell table:style-name="Tableau2.G2" office:value-type="string">
            <text:p text:style-name="P49"/>
          </table:table-cell>
        </table:table-row>
        <table:table-row>
          <table:table-cell table:style-name="Tableau2.A2" office:value-type="string">
            <text:p text:style-name="P106">5</text:p>
          </table:table-cell>
          <table:table-cell table:style-name="Tableau2.B3" office:value-type="string">
            <text:p text:style-name="P107">9</text:p>
          </table:table-cell>
          <table:table-cell table:style-name="Tableau2.A2" office:value-type="string">
            <text:p text:style-name="P107">1,8D</text:p>
          </table:table-cell>
          <table:table-cell table:style-name="Tableau2.D3" office:value-type="string">
            <text:p text:style-name="P107">1,8</text:p>
          </table:table-cell>
          <table:table-cell table:style-name="Tableau2.E3" office:value-type="string">
            <text:p text:style-name="P94">1,7279Z</text:p>
          </table:table-cell>
          <table:table-cell table:style-name="Tableau2.A2" office:value-type="string">
            <text:p text:style-name="P107">172,79%</text:p>
          </table:table-cell>
          <table:table-cell table:style-name="Tableau2.G2" office:value-type="string">
            <text:p text:style-name="P107">4%</text:p>
          </table:table-cell>
        </table:table-row>
        <table:table-row>
          <table:table-cell table:style-name="Tableau2.A2" office:value-type="string">
            <text:p text:style-name="P106">10</text:p>
          </table:table-cell>
          <table:table-cell table:style-name="Tableau2.B4" office:value-type="string">
            <text:p text:style-name="P107">14</text:p>
          </table:table-cell>
          <table:table-cell table:style-name="Tableau2.A2" office:value-type="string">
            <text:p text:style-name="P107"><text:span text:style-name="T19">2,</text:span><text:span text:style-name="T17">8D</text:span></text:p>
          </table:table-cell>
          <table:table-cell table:style-name="Tableau2.D4" office:value-type="string">
            <text:p text:style-name="P107">2,8</text:p>
          </table:table-cell>
          <table:table-cell table:style-name="Tableau2.E4" office:value-type="string">
            <text:p text:style-name="P94">2,9021Z</text:p>
          </table:table-cell>
          <table:table-cell table:style-name="Tableau2.A2" office:value-type="string">
            <text:p text:style-name="P107">290,21%</text:p>
          </table:table-cell>
          <table:table-cell table:style-name="Tableau2.G2" office:value-type="string">
            <text:p text:style-name="P107">3,65%</text:p>
          </table:table-cell>
        </table:table-row>
      </table:table>
      <text:p text:style-name="P10"/>
      <text:p text:style-name="P16">Introdução</text:p>
      <text:p text:style-name="P16"/>
      <text:p text:style-name="P8">A tabela acima mostra os resultados obtidos através de experimentos da rotina desenvolvida por essa pesquisa <text:span text:style-name="T13">usando o banco de dados do DARPA</text:span>. A primeira coluna <text:span text:style-name="T2">representa</text:span> o intervalo de <text:soft-page-break/>frames<text:span text:style-name="T2">, a segunda coluna é a distância efetiva em metros entre a câmera e o carro, a terceira coluna representa a distância relativa tomando como base o ponto inicial de 1-30 frames, os dados da quarta coluna são os resultados das análises obtidas pelo programa nos respectivos intervalos e, por último, o erro entre as distâncias relativas calculadas, a partir das distâncias reais, e a distância relativa que o programa gerou.</text:span></text:p>
      <text:p text:style-name="P7"/>
      <text:p text:style-name="P16">Método</text:p>
      <text:p text:style-name="P18"/>
      <text:p text:style-name="P19">Os cálculos dos valores foram obtidos da seguinte maneira: na terceira coluna a distância de 106 metros foi <text:span text:style-name="T12">tomado</text:span> como ponto de partida com valor igual a <text:span text:style-name="T23">D</text:span>, posteriormente <text:span text:style-name="T29">a distância de 36.75m gera uma proporção de </text:span>35%<text:span text:style-name="T23">D</text:span> <text:span text:style-name="T22">e consequentemente 17.08m a</text:span> 16%<text:span text:style-name="T23">D</text:span>.</text:p>
      <text:p text:style-name="P14"/>
      <text:p text:style-name="P14">Em um segundo momento, a quarta <text:span text:style-name="T12">coluna</text:span> foi completada da seguinte maneira: na análise de 1-30 frames o programa gerou um fator <text:span text:style-name="T8">de </text:span>aproximação de 78% e esse valor foi tido como ponto inicial. <text:span text:style-name="T4">P</text:span>osteriormente, <text:span text:style-name="T12">a rotina calculou um resultado n</text:span>o intervalo de <text:span text:style-name="T5">3</text:span><text:span text:style-name="T7">0</text:span><text:span text:style-name="T6">-300 frames <text:s/></text:span>de<text:span text:style-name="T6"> 5</text:span><text:span text:style-name="T7">7%</text:span>, <text:span text:style-name="T4">e</text:span>sse valor será importante para calcular os restantes. Assim, para calcular o valor de <text:span text:style-name="T12">40%</text:span> na quarta <text:span text:style-name="T14">coluna</text:span> foi usado a seguinte fórmula: </text:p>
      <text:p text:style-name="P12"/>
      <text:p text:style-name="P13"><text:span text:style-name="T3">P.P.I.(n+1) = </text:span>P.<text:span text:style-name="T9">I.(n)* P.I.(n-1)*...*P.I.(1)*P.G.P</text:span></text:p>
      <text:p text:style-name="P12"/>
      <text:p text:style-name="P15">P.<text:span text:style-name="T9">P.I</text:span>. = Proporção d<text:span text:style-name="T9">o Próximo Intervalo</text:span>;</text:p>
      <text:p text:style-name="P15">P.<text:span text:style-name="T9">I</text:span>. = Proporçã<text:span text:style-name="T9">o</text:span> d<text:span text:style-name="T9">o</text:span> enésim<text:span text:style-name="T9">o</text:span> <text:span text:style-name="T9">Intervalo</text:span>;</text:p>
      <text:p text:style-name="P15">P.G.P. = Proporção Gerada pelo Programa entre o intervalo de frames de interesse;</text:p>
      <text:p text:style-name="P15"/>
      <text:p text:style-name="P17">Ou seja, <text:span text:style-name="T10">57%*</text:span>78%*9<text:span text:style-name="T16">0</text:span>% sendo o último o fator gerado pelo programa no intervalo de <text:span text:style-name="T12">3</text:span>00-<text:span text:style-name="T12">3</text:span>30 frames <text:span text:style-name="T12">e assim sucessivamente para obter o valor de 16% (= 40%*57%*</text:span>78%*<text:span text:style-name="T16">93</text:span>%<text:span text:style-name="T12">) entre 400-430.</text:span></text:p>
      <text:p text:style-name="P15"><text:span text:style-name="T11">O</text:span>s valores fazem parte de uma recursão e para a proporção d<text:span text:style-name="T11">o intervalo</text:span> <text:span text:style-name="T11">400-430</text:span> ser gerada, necessariamente, o dado d<text:span text:style-name="T11">o intervalo 300-330 </text:span>precisa ser contabilizado, pois estão todos em relação ao mesmo ponto de <text:span text:style-name="T30">referência</text:span>.</text:p>
      <text:p text:style-name="P20">A quinta coluna da tabela é referente a distância <text:span text:style-name="T31">(em metros)</text:span> em cada intervalo <text:span text:style-name="T34">gerado</text:span> <text:span text:style-name="T34">pel</text:span>o programa, neste ponto foi calculada a diferença das distâncias entre o primeiro e o último frame. No caso do intervalo 1-30 foi calculado 1*106 – 0.78*106 que é igual a 23.32 metros, <text:span text:style-name="T34">o que significa</text:span> que entre o 1 e 30 foram percorridos 23.32 metros.</text:p>
      <text:p text:style-name="P20">Na sexta coluna, encontra-se a distância <text:span text:style-name="T31">(em porcentagem)</text:span> percorrida em cada intervalo. <text:span text:style-name="T31">A</text:span> distância total calculada pelo programa foi de 102.91 metros, deste modo obtém-se que 28.28/102.91 é igual a 27.48%C, <text:span text:style-name="T31">de modo</text:span> que C é considerado a distância <text:span text:style-name="T31">referência </text:span>de valor 1.</text:p>
      <text:p text:style-name="P20">O erro foi calculado segundo <text:span text:style-name="T31">a diferença entre a porcentagem das distâncias reais e das geradas pelo programa, deste modo obteve-se que no intervalo 300-330 o valor de 35% é a proporção real das distâncias e a 27.48% é a gerada pelo programa. Assim, o erro foi calculado como (35-27.48)*100/35 que é igual a 21.49% e isso significa que nesse intervalo o programa pode cometer um erro de até 21.49% em relação a distância real.</text:span></text:p>
      <text:p text:style-name="P11"/>
      <text:p text:style-name="P16"><text:span text:style-name="T32">Discussão e </text:span>Resultados</text:p>
      <text:p text:style-name="P11"/>
      <text:p text:style-name="P21">A tabela mostra dados referente a cada intervalo de frames (coluna 1), sendo que a segunda coluna é a distância em metros e terceira em porcentagem. A quarta coluna é a média de quanto o objeto de interesse se aproximou nesse intervalo de frame, no caso do intervalo 1-30 considera-se que o veículo teve uma média de aproximação de 0.78% em relação a posição inicial. Observa-se que na quinta coluna os dados representam a distância percorrido, em metros, no respectivo intervalo. <text:soft-page-break/>Esses valores foram obtidos para que fosse possível calcular a distância em porcentagem obtida pelo programa, para tanto a sexta coluna foi incluída com esses dados. </text:p>
      <text:p text:style-name="P21">Um comparativo entre a terceira e sexta coluna é possível constatar <text:span text:style-name="T33">que enquanto a distância real foi de 35% a do programa foi na ordem de 27.48% no intervalo de frames de 300-330. Analisando o próximo intervalo, 400-430, a distância real é 16% enquanto a gerada pelo programa de 15.31%, esse dado mostra que o programa obteve melhor desempenho em distâncias menores, pois o fator de aproximação usado para os cálculos provém do crescimento ou da diminuição do objeto analisado. Deste modo, se o objeto de interesse está a uma distância muito grande, na ordem de 100 metros segundo as condições do experimento, a probabilidade de erros são maiores porque a imagem do objeto de interesse é pequena, fazendo com que cada pixel analisado tenha um peso grande nas considerações dos cálculos. A medida que o objeto se aproxima e, por consequência, cresce no campo de visão esses pesos são distribuídos para outros pixels. Isso é comprovado pelo dado da última coluna que é referente ao erro, pois a uma distância de 36.75 metros o erro do programa é de 21.49% enquanto a distâncias de 17.08 metros esse erro cai para 4.31% mostrando uma melhora significativa em imagens maiores que carregam mais informações.</text:span></text:p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2c5ae3" officeooo:paragraph-rsid="003acd8f" style:font-size-asian="10pt" style:font-size-complex="10pt"/>
    </style:style>
    <style:style style:name="MT1" style:family="text">
      <style:text-properties officeooo:rsid="0037ab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O valor de <text:span text:style-name="MT1">58%</text:span> foi obtido a partir de uma interpolação entre as colunas 3 e 4, <text:span text:style-name="MT1">utilizando polinômio interpolador de Newton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00:43.372431574</meta:creation-date>
    <dc:date>2017-02-21T21:20:10.783835331</dc:date>
    <meta:editing-duration>PT14H17M2S</meta:editing-duration>
    <meta:editing-cycles>94</meta:editing-cycles>
    <meta:generator>LibreOffice/5.1.4.2$Linux_X86_64 LibreOffice_project/10m0$Build-2</meta:generator>
    <meta:document-statistic meta:table-count="5" meta:image-count="0" meta:object-count="0" meta:page-count="4" meta:paragraph-count="164" meta:word-count="1138" meta:character-count="6921" meta:non-whitespace-character-count="5926"/>
  </office:meta>
</office:document-meta>
</file>